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02f665" officeooo:paragraph-rsid="0002f665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57c3" officeooo:paragraph-rsid="0002f66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size="12pt" fo:font-weight="bold" officeooo:rsid="001657c3" officeooo:paragraph-rsid="0002f66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657c3" officeooo:paragraph-rsid="0002f665" style:font-size-asian="10.5pt" style:font-weight-asian="bold" style:font-size-complex="12pt" style:font-weight-complex="bold"/>
    </style:style>
    <style:style style:name="P5" style:family="paragraph" style:parent-style-name="Standard" style:master-page-name="First_20_Page">
      <style:paragraph-properties style:page-number="auto"/>
      <style:text-properties fo:font-size="16pt" fo:font-weight="bold" officeooo:rsid="001657c3" officeooo:paragraph-rsid="0002f665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fo:font-weight="bold" officeooo:rsid="001657c3" officeooo:paragraph-rsid="0002f66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1657c3" officeooo:paragraph-rsid="0002f665" style:font-size-asian="14pt" style:font-size-complex="14pt"/>
    </style:style>
    <style:style style:name="P8" style:family="paragraph" style:parent-style-name="Standard">
      <style:text-properties officeooo:rsid="001657c3" officeooo:paragraph-rsid="0002f665"/>
    </style:style>
    <style:style style:name="P9" style:family="paragraph" style:parent-style-name="Standard">
      <style:paragraph-properties fo:text-align="center" style:justify-single-word="false"/>
      <style:text-properties fo:font-size="36pt" fo:font-weight="bold" officeooo:rsid="001657c3" officeooo:paragraph-rsid="0002f665" style:font-size-asian="36pt" style:font-weight-asian="bold" style:font-size-complex="36pt" style:font-weight-complex="bold"/>
    </style:style>
    <style:style style:name="T1" style:family="text">
      <style:text-properties officeooo:rsid="0002f665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OSE MARIA FERNÁNDEZ MOLINA</text:p>
      <text:p text:style-name="P6">ACCESO A DATOS</text:p>
      <text:p text:style-name="P6">1º DE DAM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TEMA 2 - <text:s/>PRÁCTICA N.º <text:span text:style-name="T1">3</text:span></text:p>
      <text:p text:style-name="P2"/>
      <text:p text:style-name="P3">Crea un método por cada subapartado para separar la lógica implementada:</text:p>
      <text:p text:style-name="P4">1. Lista la información de todos los planetas (planets).</text:p>
      <text:p text:style-name="P4">2. Inserta tres nuevos registros en la tabla films con los datos de los episodios VII, VIII y IX.</text:p>
      <text:p text:style-name="P4">3. Lista la información de los personajes (characters) que pertenecen a la Orden Jedi.</text:p>
      <text:p text:style-name="P4">4. Lista el nombre de los personajes que mueren en el episodio III junto al nombre de su asesino.</text:p>
      <text:p text:style-name="P4"/>
      <text:p text:style-name="P2">Para facilitar la lectura del código se proporciona enlace a un repositorio GitHub:</text:p>
      <text:p text:style-name="P2"><text:a xlink:type="simple" xlink:href="https://github.com/X3M4/acceso_a_datos/blob/main/TEMA2_MANEJO_DE_CONECTORES/practicas/practica3/practica3/src/main/java/tema2/p3/Main.java" text:style-name="Internet_20_link" text:visited-style-name="Visited_20_Internet_20_Link"><text:span text:style-name="T2">https://github.com/X3M4/acceso_a_datos/blob/main/TEMA2_MANEJO_DE_CONECTORES/practicas/practica3/practica3/src/main/java/tema2/p3/Main.java</text:span></text:a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02f665" officeooo:paragraph-rsid="0002f66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EMA 2<text:tab/><text:tab/>PRACTICA N.º 3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2:54:06.860668548</meta:creation-date>
    <dc:date>2023-11-03T22:57:35.257576468</dc:date>
    <meta:editing-duration>PT3M28S</meta:editing-duration>
    <meta:editing-cycles>1</meta:editing-cycles>
    <meta:document-statistic meta:table-count="0" meta:image-count="0" meta:object-count="0" meta:page-count="2" meta:paragraph-count="12" meta:word-count="107" meta:character-count="726" meta:non-whitespace-character-count="628"/>
    <meta:generator>LibreOffice/7.6.2.1$Linux_X86_64 LibreOffice_project/56f7684011345957bbf33a7ee678afaf4d2ba333</meta:generator>
  </office:meta>
</office:document-meta>
</file>